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75be0" officeooo:paragraph-rsid="00075be0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officeooo:rsid="00075be0" officeooo:paragraph-rsid="00075be0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text-underline-style="none" fo:font-weight="bold" officeooo:rsid="00075be0" officeooo:paragraph-rsid="00075be0" style:font-size-asian="14pt" style:font-weight-asian="bold" style:font-size-complex="14pt" style:font-weight-complex="bold"/>
    </style:style>
    <style:style style:name="P4" style:family="paragraph" style:parent-style-name="Standard">
      <style:text-properties style:text-line-through-style="none" style:text-line-through-type="none" fo:font-size="14pt" style:text-underline-style="none" fo:font-weight="normal" officeooo:rsid="00075be0" officeooo:paragraph-rsid="00075be0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style:text-underline-style="none" fo:font-weight="normal" officeooo:rsid="00075be0" officeooo:paragraph-rsid="00075be0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style:text-underline-style="none" fo:font-weight="normal" officeooo:rsid="00085d14" officeooo:paragraph-rsid="00075be0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style:text-underline-style="none" fo:font-weight="normal" officeooo:rsid="00096df0" officeooo:paragraph-rsid="00075be0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style:text-underline-style="none" fo:font-weight="normal" officeooo:rsid="000b0cfb" officeooo:paragraph-rsid="000c44f0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style:text-underline-style="none" fo:font-weight="normal" officeooo:rsid="000c44f0" officeooo:paragraph-rsid="000c44f0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style:text-underline-style="none" fo:font-weight="normal" officeooo:rsid="000ddddc" officeooo:paragraph-rsid="000ddddc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style:text-underline-style="none" fo:font-weight="normal" officeooo:rsid="000f74c5" officeooo:paragraph-rsid="000f74c5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style:text-underline-style="none" fo:font-weight="normal" officeooo:rsid="000f74c5" officeooo:paragraph-rsid="0015ad49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style:text-underline-style="none" fo:font-weight="normal" officeooo:rsid="0013ff43" officeooo:paragraph-rsid="0013ff43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style:text-underline-style="none" fo:font-weight="normal" officeooo:rsid="0018f6cf" officeooo:paragraph-rsid="0018f6cf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style:text-underline-style="none" fo:font-weight="normal" officeooo:rsid="001914fb" officeooo:paragraph-rsid="001914fb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style:text-underline-style="none" fo:font-weight="bold" officeooo:rsid="000b0cfb" officeooo:paragraph-rsid="000b0cfb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style:text-underline-style="none" fo:font-weight="bold" officeooo:rsid="00096df0" officeooo:paragraph-rsid="00096df0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style:text-underline-style="none" fo:font-weight="bold" officeooo:rsid="001914fb" officeooo:paragraph-rsid="001914fb" style:font-size-asian="14pt" style:font-weight-asian="bold" style:font-size-complex="14pt" style:font-weight-complex="bold"/>
    </style:style>
    <style:style style:name="P19" style:family="paragraph" style:parent-style-name="Standard">
      <style:text-properties officeooo:rsid="000c44f0" officeooo:paragraph-rsid="000c44f0"/>
    </style:style>
    <style:style style:name="P20" style:family="paragraph" style:parent-style-name="Standard">
      <style:text-properties officeooo:rsid="000cc576" officeooo:paragraph-rsid="000cc576"/>
    </style:style>
    <style:style style:name="P21" style:family="paragraph" style:parent-style-name="Standard">
      <style:text-properties officeooo:rsid="000cc576" officeooo:paragraph-rsid="000ddddc"/>
    </style:style>
    <style:style style:name="P22" style:family="paragraph" style:parent-style-name="Standard">
      <style:text-properties fo:font-weight="normal" officeooo:rsid="000cc576" officeooo:paragraph-rsid="000ddddc" style:font-weight-asian="normal" style:font-weight-complex="normal"/>
    </style:style>
    <style:style style:name="P23" style:family="paragraph" style:parent-style-name="Standard">
      <style:text-properties style:text-underline-style="solid" style:text-underline-width="auto" style:text-underline-color="font-color" fo:font-weight="normal" officeooo:rsid="000ddddc" officeooo:paragraph-rsid="000ddddc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0ddddc" officeooo:paragraph-rsid="000ddddc" style:font-weight-asian="normal" style:font-weight-complex="normal"/>
    </style:style>
    <style:style style:name="P25" style:family="paragraph" style:parent-style-name="Standard">
      <style:text-properties fo:font-size="16pt" fo:font-weight="bold" officeooo:rsid="00075be0" officeooo:paragraph-rsid="00075be0" style:font-size-asian="16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85d14" style:font-weight-asian="normal" style:font-weight-complex="normal"/>
    </style:style>
    <style:style style:name="T3" style:family="text">
      <style:text-properties fo:font-weight="normal" officeooo:rsid="00096df0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officeooo:rsid="00096df0"/>
    </style:style>
    <style:style style:name="T7" style:family="text">
      <style:text-properties officeooo:rsid="000c22b0"/>
    </style:style>
    <style:style style:name="T8" style:family="text">
      <style:text-properties officeooo:rsid="000c44f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c44f0" style:font-weight-asian="bold" style:font-weight-complex="bold"/>
    </style:style>
    <style:style style:name="T11" style:family="text">
      <style:text-properties officeooo:rsid="000ddddc"/>
    </style:style>
    <style:style style:name="T12" style:family="text">
      <style:text-properties officeooo:rsid="00102a02"/>
    </style:style>
    <style:style style:name="T13" style:family="text">
      <style:text-properties officeooo:rsid="001175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Name: Olaide Qudus</text:p>
      <text:p text:style-name="P25"/>
      <text:p text:style-name="P25">Matric Number: 222501</text:p>
      <text:p text:style-name="P25"/>
      <text:p text:style-name="P25">Department: Computer Science</text:p>
      <text:p text:style-name="P25"/>
      <text:p text:style-name="P25">Course: CSC 235</text:p>
      <text:p text:style-name="P1"/>
      <text:p text:style-name="P2">ASSIGNMENT 1 SUBMISSION</text:p>
      <text:p text:style-name="P3"/>
      <text:p text:style-name="P3">1.<text:span text:style-name="T1"> </text:span><text:span text:style-name="T4">Brief Explanation On Unix Operating System Especially Linux Flavor</text:span><text:span text:style-name="T5">:</text:span></text:p>
      <text:p text:style-name="P5"><text:tab/>Unix was an operating system in the 60s and 70s which was used for research works, overtime unix became standard and for an OS to be considered “Unix” , it must be Unix standard compliant which include the POSIX(Portable Operating System Interface) and ISO/IEC 9945 standard.</text:p>
      <text:p text:style-name="P3"><text:span text:style-name="T1"><text:tab/></text:span><text:span text:style-name="T2">Now talking about the Linux flavor:</text:span></text:p>
      <text:p text:style-name="P4">- <text:span text:style-name="T6">It’s a UNIX-like OS whose performance depends on the Linux Kernel</text:span></text:p>
      <text:p text:style-name="P6">- It is defined by the kernel</text:p>
      <text:p text:style-name="P3"><text:span text:style-name="T2">- Translates instructions </text:span><text:span text:style-name="T3">from applications to low-level information to be read by hardware.</text:span></text:p>
      <text:p text:style-name="P7">- The kernel is commonly common to all distributions of Linux</text:p>
      <text:p text:style-name="P7">- We can create our own “Distro”{Like Ubuntu and Fedora} by using the linux kernel.</text:p>
      <text:p text:style-name="P7"/>
      <text:p text:style-name="P17">2. <text:span text:style-name="T4">Software Functional Requirement</text:span></text:p>
      <text:p text:style-name="P14">it’s described as a specification of behavior between inputs and outputs</text:p>
      <text:p text:style-name="P15">they are products characteristics or functions that developers implement to enable users to meet/accomplish their tasks.</text:p>
      <text:p text:style-name="P15">Examples include: Authentication, Authorization stages, Tracking of audits, Historical data and information.</text:p>
      <text:p text:style-name="P18"/>
      <text:p text:style-name="P16">3.Why Unix is often prefer at some points</text:p>
      <text:p text:style-name="P10">- it’s secured and safe no need for antivirus</text:p>
      <text:p text:style-name="P11">- It improves one’s programming workflow</text:p>
      <text:p text:style-name="P12">- u can install soft wares without needing to visit the internet browser anymore e.g</text:p>
      <text:p text:style-name="P12">sudo apt-get install vlc</text:p>
      <text:p text:style-name="P11">- No rebooting necessarily required in order to make update to the linux</text:p>
      <text:p text:style-name="P11">- <text:span text:style-name="T12">it usually comes with pre-installed powerful programming tools like <text:s/>GREP, wget, &gt;_CRON etc</text:span></text:p>
      <text:p text:style-name="P11">- <text:span text:style-name="T13">Task automation</text:span></text:p>
      <text:p text:style-name="P11">- <text:span text:style-name="T13">Linux can work virtually on all computers and also environment friendly</text:span></text:p>
      <text:p text:style-name="P11">- <text:span text:style-name="T13">Linux provides useful error messages etc </text:span></text:p>
      <text:p text:style-name="P11"><text:soft-page-break/><text:s/></text:p>
      <text:p text:style-name="P16">4. Why is unix referred to as Scientist OS?</text:p>
      <text:p text:style-name="P13">It’s referred to as scientist Os because it is totally free and available for all, no proprietary request I.e a restriction which involves payment</text:p>
      <text:p text:style-name="P16"/>
      <text:p text:style-name="P16">5. What type of programming language is C?</text:p>
      <text:p text:style-name="P8"><text:s/><text:tab/>C is a middle level programming language <text:span text:style-name="T7">that’s originated in 1972, <text:s/>it’s very efficient , works with machine architect , uses low memory and fast.</text:span></text:p>
      <text:p text:style-name="P8"/>
      <text:p text:style-name="P8"><text:span text:style-name="T10">6. Write a detailed structure for a complete c programming</text:span></text:p>
      <text:p text:style-name="P8"><text:span text:style-name="T8">Header – e.g #include&lt;stdio.h&gt;, #include&lt;string.h&gt;</text:span></text:p>
      <text:p text:style-name="P9">calling function – e.g void findmax(3,4);</text:p>
      <text:p text:style-name="P8"><text:span text:style-name="T8">main – int main(){</text:span> </text:p>
      <text:p text:style-name="P19">variable declaration – e.g int a = 10; char name<text:span text:style-name="T11">[25]</text:span> = “Ade”;</text:p>
      <text:p text:style-name="P19">Body – printf(“%f”,number);</text:p>
      <text:p text:style-name="P19">return – return o;} </text:p>
      <text:p text:style-name="P19"/>
      <text:p text:style-name="P20"><text:span text:style-name="T9">7. How to create a c programming file on the OS?</text:span></text:p>
      <text:p text:style-name="P21"><text:span text:style-name="T9">On linux(ubuntu):</text:span></text:p>
      <text:p text:style-name="P22"><text:span text:style-name="T11">nano filename.c</text:span></text:p>
      <text:p text:style-name="P22"><text:span text:style-name="T11">then the c codes are written and saved</text:span></text:p>
      <text:p text:style-name="P24">to output the code:</text:p>
      <text:p text:style-name="P24">gcc filename.c -o filename</text:p>
      <text:p text:style-name="P24">./filename</text:p>
      <text:p text:style-name="P23"/>
      <text:p text:style-name="P23"/>
      <text:p text:style-name="P21"><text:s/></text:p>
      <text:p text:style-name="P19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5T08:16:13.469528909</meta:creation-date>
    <meta:generator>LibreOffice/7.3.5.2$Linux_X86_64 LibreOffice_project/30$Build-2</meta:generator>
    <dc:date>2022-11-05T11:23:26.395458721</dc:date>
    <meta:editing-duration>PT53M24S</meta:editing-duration>
    <meta:editing-cycles>12</meta:editing-cycles>
    <meta:document-statistic meta:table-count="0" meta:image-count="0" meta:object-count="0" meta:page-count="2" meta:paragraph-count="47" meta:word-count="405" meta:character-count="2516" meta:non-whitespace-character-count="2139"/>
  </office:meta>
</office:document-meta>
</file>